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3324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ce2a" officeooo:paragraph-rsid="001ace2a"/>
    </style:style>
    <style:style style:name="P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ace2a" officeooo:paragraph-rsid="001ace2a"/>
    </style:style>
    <style:style style:name="P3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  <style:text-properties officeooo:rsid="001ace2a" officeooo:paragraph-rsid="001ace2a"/>
    </style:style>
    <style:style style:name="P4" style:family="paragraph" style:parent-style-name="Table_20_Contents">
      <style:text-properties officeooo:rsid="001ace2a" officeooo:paragraph-rsid="001ace2a"/>
    </style:style>
    <style:style style:name="P5" style:family="paragraph" style:parent-style-name="Table_20_Contents">
      <style:text-properties fo:font-size="14pt" fo:font-weight="bold" officeooo:rsid="001ace2a" officeooo:paragraph-rsid="001ace2a" style:font-size-asian="14pt" style:font-weight-asian="bold" style:font-size-complex="14pt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. Empleado: ???</text:p>
      <text:p text:style-name="P1">Nombre: Juan Perez</text:p>
      <text:p text:style-name="P1">Fecha: Lunes 04/03/2019 – Viernes 08/03/2019</text:p>
      <text:p text:style-name="P1">Grupo: ???</text:p>
      <text:p text:style-name="P1">xtra: ???</text:p>
      <text:p text:style-name="P3">xtra2: ???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Dia</text:p>
          </table:table-cell>
          <table:table-cell table:style-name="Table1.A1" office:value-type="string">
            <text:p text:style-name="P5">Entrada</text:p>
          </table:table-cell>
          <table:table-cell table:style-name="Table1.C1" office:value-type="string">
            <text:p text:style-name="P5">Salida</text:p>
          </table:table-cell>
        </table:table-row>
        <table:table-row>
          <table:table-cell table:style-name="Table1.B6" office:value-type="string">
            <text:p text:style-name="P4">Lunes 04</text:p>
          </table:table-cell>
          <table:table-cell table:style-name="Table1.B6" office:value-type="string">
            <text:p text:style-name="P4">07:58</text:p>
          </table:table-cell>
          <table:table-cell table:style-name="Table1.C6" office:value-type="string">
            <text:p text:style-name="P4">19:03</text:p>
          </table:table-cell>
        </table:table-row>
        <table:table-row>
          <table:table-cell table:style-name="Table1.B6" office:value-type="string">
            <text:p text:style-name="P4">Martes 05</text:p>
          </table:table-cell>
          <table:table-cell table:style-name="Table1.B6" office:value-type="string">
            <text:p text:style-name="P4">07:58</text:p>
          </table:table-cell>
          <table:table-cell table:style-name="Table1.C6" office:value-type="string">
            <text:p text:style-name="P4">18:39</text:p>
          </table:table-cell>
        </table:table-row>
        <table:table-row>
          <table:table-cell table:style-name="Table1.B6" office:value-type="string">
            <text:p text:style-name="P4">Miercoles 06</text:p>
          </table:table-cell>
          <table:table-cell table:style-name="Table1.B6" office:value-type="string">
            <text:p text:style-name="P4">08:00</text:p>
          </table:table-cell>
          <table:table-cell table:style-name="Table1.C6" office:value-type="string">
            <text:p text:style-name="P4">18:54</text:p>
          </table:table-cell>
        </table:table-row>
        <table:table-row>
          <table:table-cell table:style-name="Table1.B6" office:value-type="string">
            <text:p text:style-name="P4">Jueves 07</text:p>
          </table:table-cell>
          <table:table-cell table:style-name="Table1.B6" office:value-type="string">
            <text:p text:style-name="P4">7:57</text:p>
          </table:table-cell>
          <table:table-cell table:style-name="Table1.C6" office:value-type="string">
            <text:p text:style-name="P4">18:52</text:p>
          </table:table-cell>
        </table:table-row>
        <table:table-row>
          <table:table-cell table:style-name="Table1.B6" office:value-type="string">
            <text:p text:style-name="P4">Viernes 08</text:p>
          </table:table-cell>
          <table:table-cell table:style-name="Table1.B6" office:value-type="string">
            <text:p text:style-name="P4">08:01</text:p>
          </table:table-cell>
          <table:table-cell table:style-name="Table1.C6" office:value-type="string">
            <text:p text:style-name="P4">19:13</text:p>
          </table:table-cell>
        </table:table-row>
      </table:table>
      <text:p text:style-name="P1"/>
      <text:p text:style-name="P1"/>
      <text:p text:style-name="P1"/>
      <text:p text:style-name="P1"><draw:frame draw:style-name="fr1" draw:name="Object1" text:anchor-type="paragraph" svg:width="7.5181in" svg:height="2.8752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1:36:54.901000000</meta:creation-date>
    <meta:print-date>2019-03-11T12:04:34.094000000</meta:print-date>
    <dc:date>2019-03-11T18:27:14.611000000</dc:date>
    <meta:editing-duration>PT6H19M35S</meta:editing-duration>
    <meta:editing-cycles>1</meta:editing-cycles>
    <meta:document-statistic meta:table-count="1" meta:image-count="0" meta:object-count="1" meta:page-count="1" meta:paragraph-count="24" meta:word-count="40" meta:character-count="221" meta:non-whitespace-character-count="204"/>
    <meta:generator>LibreOffice/6.1.4.2$Windows_X86_64 LibreOffice_project/9d0f32d1f0b509096fd65e0d4bec26ddd1938fd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5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2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 style:data-style-name="N43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43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" table:number-columns-repeated="2" table:default-cell-style-name="ce12"/>
        <table:table-column table:style-name="co2" table:default-cell-style-name="ce13"/>
        <table:table-column table:style-name="co2" table:number-columns-repeated="2" table:default-cell-style-name="ce15"/>
        <table:table-row table:style-name="ro1">
          <table:table-cell table:style-name="ce11" office:value-type="string" calcext:value-type="string">
            <text:p>no_empleado</text:p>
          </table:table-cell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periodo_de</text:p>
          </table:table-cell>
          <table:table-cell table:style-name="ce11" office:value-type="string" calcext:value-type="string">
            <text:p>periodo_a</text:p>
          </table:table-cell>
          <table:table-cell table:style-name="ce11" office:value-type="string" calcext:value-type="string">
            <text:p>grupo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entrada</text:p>
          </table:table-cell>
          <table:table-cell table:style-name="ce11" office:value-type="string" calcext:value-type="string">
            <text:p>salida</text:p>
          </table:table-cell>
        </table:table-row>
        <table:table-row table:style-name="ro2">
          <table:table-cell office:value-type="string" calcext:value-type="string">
            <text:p>???</text:p>
          </table:table-cell>
          <table:table-cell office:value-type="string" calcext:value-type="string">
            <text:p>juan perez</text:p>
          </table:table-cell>
          <table:table-cell table:style-name="ce13" office:value-type="date" office:date-value="2019-04-03" calcext:value-type="date">
            <text:p>04/03/19</text:p>
          </table:table-cell>
          <table:table-cell table:style-name="ce13" office:value-type="date" office:date-value="2019-08-03" calcext:value-type="date">
            <text:p>08/03/19</text:p>
          </table:table-cell>
          <table:table-cell office:value-type="string" calcext:value-type="string">
            <text:p>???</text:p>
          </table:table-cell>
          <table:table-cell table:style-name="ce14" office:value-type="float" office:value="4" calcext:value-type="float">
            <text:p>4</text:p>
          </table:table-cell>
          <table:table-cell office:value-type="time" office:time-value="PT07H58M00S" calcext:value-type="time">
            <text:p>07:58:00 AM</text:p>
          </table:table-cell>
          <table:table-cell office:value-type="time" office:time-value="PT19H03M00S" calcext:value-type="time">
            <text:p>07:03:00 PM</text:p>
          </table:table-cell>
        </table:table-row>
        <table:table-row table:style-name="ro2">
          <table:table-cell table:number-columns-repeated="5"/>
          <table:table-cell table:style-name="ce14" office:value-type="float" office:value="5" calcext:value-type="float">
            <text:p>5</text:p>
          </table:table-cell>
          <table:table-cell office:value-type="time" office:time-value="PT07H58M00S" calcext:value-type="time">
            <text:p>07:58:00 AM</text:p>
          </table:table-cell>
          <table:table-cell office:value-type="time" office:time-value="PT18H39M00S" calcext:value-type="time">
            <text:p>06:39:00 PM</text:p>
          </table:table-cell>
        </table:table-row>
        <table:table-row table:style-name="ro2">
          <table:table-cell table:number-columns-repeated="5"/>
          <table:table-cell table:style-name="ce14" office:value-type="float" office:value="6" calcext:value-type="float">
            <text:p>6</text:p>
          </table:table-cell>
          <table:table-cell office:value-type="time" office:time-value="PT07H58M00S" calcext:value-type="time">
            <text:p>07:58:00 AM</text:p>
          </table:table-cell>
          <table:table-cell office:value-type="time" office:time-value="PT18H54M00S" calcext:value-type="time">
            <text:p>06:54:00 PM</text:p>
          </table:table-cell>
        </table:table-row>
        <table:table-row table:style-name="ro2">
          <table:table-cell table:number-columns-repeated="5"/>
          <table:table-cell table:style-name="ce14" office:value-type="float" office:value="7" calcext:value-type="float">
            <text:p>7</text:p>
          </table:table-cell>
          <table:table-cell office:value-type="time" office:time-value="PT07H58M00S" calcext:value-type="time">
            <text:p>07:58:00 AM</text:p>
          </table:table-cell>
          <table:table-cell office:value-type="time" office:time-value="PT18H52M00S" calcext:value-type="time">
            <text:p>06:52:00 PM</text:p>
          </table:table-cell>
        </table:table-row>
        <table:table-row table:style-name="ro2">
          <table:table-cell table:number-columns-repeated="5"/>
          <table:table-cell table:style-name="ce14" office:value-type="float" office:value="8" calcext:value-type="float">
            <text:p>8</text:p>
          </table:table-cell>
          <table:table-cell office:value-type="time" office:time-value="PT07H58M00S" calcext:value-type="time">
            <text:p>07:58:00 AM</text:p>
          </table:table-cell>
          <table:table-cell office:value-type="time" office:time-value="PT19H13M00S" calcext:value-type="time">
            <text:p>07:13:00 PM</text:p>
          </table:table-cell>
        </table:table-row>
        <table:table-row table:style-name="ro2">
          <table:table-cell office:value-type="string" calcext:value-type="string">
            <text:p>???</text:p>
          </table:table-cell>
          <table:table-cell office:value-type="string" calcext:value-type="string">
            <text:p>erick lopez</text:p>
          </table:table-cell>
          <table:table-cell table:style-name="ce13" office:value-type="date" office:date-value="2019-04-03" calcext:value-type="date">
            <text:p>04/03/19</text:p>
          </table:table-cell>
          <table:table-cell table:style-name="ce13" office:value-type="date" office:date-value="2019-08-03" calcext:value-type="date">
            <text:p>08/03/19</text:p>
          </table:table-cell>
          <table:table-cell office:value-type="string" calcext:value-type="string">
            <text:p>???</text:p>
          </table:table-cell>
          <table:table-cell office:value-type="date" office:date-value="2019-04-03" calcext:value-type="date">
            <text:p>04/03/19</text:p>
          </table:table-cell>
          <table:table-cell office:value-type="time" office:time-value="PT07H58M00S" calcext:value-type="time">
            <text:p>07:58:00 AM</text:p>
          </table:table-cell>
          <table:table-cell office:value-type="time" office:time-value="PT19H03M00S" calcext:value-type="time">
            <text:p>07:03:00 PM</text:p>
          </table:table-cell>
        </table:table-row>
        <table:table-row table:style-name="ro2">
          <table:table-cell table:number-columns-repeated="5"/>
          <table:table-cell office:value-type="date" office:date-value="2019-05-03" calcext:value-type="date">
            <text:p>05/03/19</text:p>
          </table:table-cell>
          <table:table-cell office:value-type="time" office:time-value="PT07H58M00S" calcext:value-type="time">
            <text:p>07:58:00 AM</text:p>
          </table:table-cell>
          <table:table-cell office:value-type="time" office:time-value="PT18H39M00S" calcext:value-type="time">
            <text:p>06:39:00 PM</text:p>
          </table:table-cell>
        </table:table-row>
        <table:table-row table:style-name="ro2">
          <table:table-cell table:number-columns-repeated="5"/>
          <table:table-cell office:value-type="date" office:date-value="2019-06-03" calcext:value-type="date">
            <text:p>06/03/19</text:p>
          </table:table-cell>
          <table:table-cell office:value-type="time" office:time-value="PT07H58M00S" calcext:value-type="time">
            <text:p>07:58:00 AM</text:p>
          </table:table-cell>
          <table:table-cell office:value-type="time" office:time-value="PT18H54M00S" calcext:value-type="time">
            <text:p>06:54:00 PM</text:p>
          </table:table-cell>
        </table:table-row>
        <table:table-row table:style-name="ro2">
          <table:table-cell table:number-columns-repeated="5"/>
          <table:table-cell office:value-type="date" office:date-value="2019-07-03" calcext:value-type="date">
            <text:p>07/03/19</text:p>
          </table:table-cell>
          <table:table-cell office:value-type="time" office:time-value="PT07H58M00S" calcext:value-type="time">
            <text:p>07:58:00 AM</text:p>
          </table:table-cell>
          <table:table-cell office:value-type="time" office:time-value="PT18H52M00S" calcext:value-type="time">
            <text:p>06:52:00 PM</text:p>
          </table:table-cell>
        </table:table-row>
        <table:table-row table:style-name="ro2">
          <table:table-cell table:number-columns-repeated="5"/>
          <table:table-cell office:value-type="date" office:date-value="2019-08-03" calcext:value-type="date">
            <text:p>08/03/19</text:p>
          </table:table-cell>
          <table:table-cell office:value-type="time" office:time-value="PT07H58M00S" calcext:value-type="time">
            <text:p>07:58:00 AM</text:p>
          </table:table-cell>
          <table:table-cell office:value-type="time" office:time-value="PT19H13M00S" calcext:value-type="time">
            <text:p>07:13:00 PM</text:p>
          </table:table-cell>
        </table:table-row>
        <table:table-row table:style-name="ro2">
          <table:table-cell office:value-type="string" calcext:value-type="string">
            <text:p>???</text:p>
          </table:table-cell>
          <table:table-cell office:value-type="string" calcext:value-type="string">
            <text:p>martha ruiz</text:p>
          </table:table-cell>
          <table:table-cell table:style-name="ce13" office:value-type="date" office:date-value="2019-04-03" calcext:value-type="date">
            <text:p>04/03/19</text:p>
          </table:table-cell>
          <table:table-cell table:style-name="ce13" office:value-type="date" office:date-value="2019-08-03" calcext:value-type="date">
            <text:p>08/03/19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lunes</text:p>
          </table:table-cell>
          <table:table-cell office:value-type="time" office:time-value="PT07H58M00S" calcext:value-type="time">
            <text:p>07:58:00 AM</text:p>
          </table:table-cell>
          <table:table-cell office:value-type="time" office:time-value="PT19H03M00S" calcext:value-type="time">
            <text:p>07:03:00 PM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artes</text:p>
          </table:table-cell>
          <table:table-cell office:value-type="time" office:time-value="PT07H58M00S" calcext:value-type="time">
            <text:p>07:58:00 AM</text:p>
          </table:table-cell>
          <table:table-cell office:value-type="time" office:time-value="PT18H39M00S" calcext:value-type="time">
            <text:p>06:39:00 PM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ercoles</text:p>
          </table:table-cell>
          <table:table-cell office:value-type="time" office:time-value="PT07H58M00S" calcext:value-type="time">
            <text:p>07:58:00 AM</text:p>
          </table:table-cell>
          <table:table-cell office:value-type="time" office:time-value="PT18H54M00S" calcext:value-type="time">
            <text:p>06:54:00 PM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jueves</text:p>
          </table:table-cell>
          <table:table-cell office:value-type="time" office:time-value="PT07H58M00S" calcext:value-type="time">
            <text:p>07:58:00 AM</text:p>
          </table:table-cell>
          <table:table-cell office:value-type="time" office:time-value="PT18H52M00S" calcext:value-type="time">
            <text:p>06:52:00 PM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viernes</text:p>
          </table:table-cell>
          <table:table-cell office:value-type="time" office:time-value="PT07H58M00S" calcext:value-type="time">
            <text:p>07:58:00 AM</text:p>
          </table:table-cell>
          <table:table-cell office:value-type="time" office:time-value="PT19H13M00S" calcext:value-type="time">
            <text:p>07:13:00 PM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 style:data-style-name="N2" text:time-value="12:04:21.2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